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11111" calcext:value-type="float">
            <text:p>11111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11111" calcext:value-type="float">
            <text:p>21111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1111" calcext:value-type="float">
            <text:p>10111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11101" calcext:value-type="float">
            <text:p>11110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11100" calcext:value-type="float">
            <text:p>11110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11102" calcext:value-type="float">
            <text:p>11110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01111" calcext:value-type="float">
            <text:p>20111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121" calcext:value-type="float">
            <text:p>11112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122" calcext:value-type="float">
            <text:p>11112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11112" calcext:value-type="float">
            <text:p>21111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21111" calcext:value-type="float">
            <text:p>22111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0111" calcext:value-type="float">
            <text:p>11011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1011" calcext:value-type="float">
            <text:p>11101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1010" calcext:value-type="float">
            <text:p>11101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11012" calcext:value-type="float">
            <text:p>111012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1110" calcext:value-type="float">
            <text:p>101110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1112" calcext:value-type="float">
            <text:p>10111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10111" calcext:value-type="float">
            <text:p>210111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11101" calcext:value-type="float">
            <text:p>211101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1002" calcext:value-type="float">
            <text:p>11100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11100" calcext:value-type="float">
            <text:p>21110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020" calcext:value-type="float">
            <text:p>11102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021" calcext:value-type="float">
            <text:p>11102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1022" calcext:value-type="float">
            <text:p>11102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110" calcext:value-type="float">
            <text:p>12111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11102" calcext:value-type="float">
            <text:p>21110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20111" calcext:value-type="float">
            <text:p>22011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21110" calcext:value-type="float">
            <text:p>22111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2111" calcext:value-type="float">
            <text:p>10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00" calcext:value-type="float">
            <text:p>11120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01" calcext:value-type="float">
            <text:p>11120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02" calcext:value-type="float">
            <text:p>11120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11" calcext:value-type="float">
            <text:p>1112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12" calcext:value-type="float">
            <text:p>11121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21" calcext:value-type="float">
            <text:p>11122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1222" calcext:value-type="float">
            <text:p>11122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2111" calcext:value-type="float">
            <text:p>11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1112" calcext:value-type="float">
            <text:p>12111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2111" calcext:value-type="float">
            <text:p>12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1121" calcext:value-type="float">
            <text:p>21112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1122" calcext:value-type="float">
            <text:p>21112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2111" calcext:value-type="float">
            <text:p>21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21112" calcext:value-type="float">
            <text:p>22111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22111" calcext:value-type="float">
            <text:p>2221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0110" calcext:value-type="float">
            <text:p>11011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0112" calcext:value-type="float">
            <text:p>11011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11011" calcext:value-type="float">
            <text:p>21101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1011" calcext:value-type="float">
            <text:p>10101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01101" calcext:value-type="float">
            <text:p>10110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10101" calcext:value-type="float">
            <text:p>11010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10010" calcext:value-type="float">
            <text:p>11001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10012" calcext:value-type="float">
            <text:p>11001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1011" calcext:value-type="float">
            <text:p>2010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11010" calcext:value-type="float">
            <text:p>21101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21011" calcext:value-type="float">
            <text:p>12101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11012" calcext:value-type="float">
            <text:p>21101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21011" calcext:value-type="float">
            <text:p>22101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1010" calcext:value-type="float">
            <text:p>10101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1100" calcext:value-type="float">
            <text:p>10110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0112" calcext:value-type="float">
            <text:p>1001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1012" calcext:value-type="float">
            <text:p>1010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1102" calcext:value-type="float">
            <text:p>10110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10102" calcext:value-type="float">
            <text:p>11010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0011" calcext:value-type="float">
            <text:p>21001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0110" calcext:value-type="float">
            <text:p>21011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1001" calcext:value-type="float">
            <text:p>21100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1120" calcext:value-type="float">
            <text:p>1011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1121" calcext:value-type="float">
            <text:p>10112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1122" calcext:value-type="float">
            <text:p>10112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10120" calcext:value-type="float">
            <text:p>1101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10122" calcext:value-type="float">
            <text:p>11012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21101" calcext:value-type="float">
            <text:p>12110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10112" calcext:value-type="float">
            <text:p>21011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21101" calcext:value-type="float">
            <text:p>22110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1001" calcext:value-type="float">
            <text:p>10100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10101" calcext:value-type="float">
            <text:p>21010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0002" calcext:value-type="float">
            <text:p>11000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0110" calcext:value-type="float">
            <text:p>20011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1010" calcext:value-type="float">
            <text:p>20101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1100" calcext:value-type="float">
            <text:p>2011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020" calcext:value-type="float">
            <text:p>11002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021" calcext:value-type="float">
            <text:p>1100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0022" calcext:value-type="float">
            <text:p>1100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0011" calcext:value-type="float">
            <text:p>12001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0110" calcext:value-type="float">
            <text:p>1201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1010" calcext:value-type="float">
            <text:p>1210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1100" calcext:value-type="float">
            <text:p>1211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1012" calcext:value-type="float">
            <text:p>20101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1102" calcext:value-type="float">
            <text:p>20110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11002" calcext:value-type="float">
            <text:p>21100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0011" calcext:value-type="float">
            <text:p>22001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0110" calcext:value-type="float">
            <text:p>2201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1010" calcext:value-type="float">
            <text:p>22101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2011" calcext:value-type="float">
            <text:p>10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2110" calcext:value-type="float">
            <text:p>10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01" calcext:value-type="float">
            <text:p>11020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02" calcext:value-type="float">
            <text:p>1102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10" calcext:value-type="float">
            <text:p>1102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11" calcext:value-type="float">
            <text:p>1102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12" calcext:value-type="float">
            <text:p>1102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20" calcext:value-type="float">
            <text:p>1102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21" calcext:value-type="float">
            <text:p>11022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011" calcext:value-type="float">
            <text:p>11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2110" calcext:value-type="float">
            <text:p>11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1012" calcext:value-type="float">
            <text:p>1210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1102" calcext:value-type="float">
            <text:p>1211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2011" calcext:value-type="float">
            <text:p>12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2110" calcext:value-type="float">
            <text:p>12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120" calcext:value-type="float">
            <text:p>2011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121" calcext:value-type="float">
            <text:p>20112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122" calcext:value-type="float">
            <text:p>2011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2011" calcext:value-type="float">
            <text:p>20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020" calcext:value-type="float">
            <text:p>2110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021" calcext:value-type="float">
            <text:p>21102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022" calcext:value-type="float">
            <text:p>2110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2011" calcext:value-type="float">
            <text:p>21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0112" calcext:value-type="float">
            <text:p>2201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1012" calcext:value-type="float">
            <text:p>2210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1102" calcext:value-type="float">
            <text:p>2211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2011" calcext:value-type="float">
            <text:p>2220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22110" calcext:value-type="float">
            <text:p>2221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0012" calcext:value-type="float">
            <text:p>10001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1002" calcext:value-type="float">
            <text:p>10100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1001" calcext:value-type="float">
            <text:p>20100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10010" calcext:value-type="float">
            <text:p>21001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1020" calcext:value-type="float">
            <text:p>10102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1021" calcext:value-type="float">
            <text:p>10102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1022" calcext:value-type="float">
            <text:p>10102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21001" calcext:value-type="float">
            <text:p>12100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10012" calcext:value-type="float">
            <text:p>21001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21001" calcext:value-type="float">
            <text:p>22100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01" calcext:value-type="float">
            <text:p>10120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02" calcext:value-type="float">
            <text:p>10120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10" calcext:value-type="float">
            <text:p>10121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11" calcext:value-type="float">
            <text:p>10121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12" calcext:value-type="float">
            <text:p>10121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20" calcext:value-type="float">
            <text:p>1012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21" calcext:value-type="float">
            <text:p>10122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222" calcext:value-type="float">
            <text:p>10122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0102" calcext:value-type="float">
            <text:p>10010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0101" calcext:value-type="float">
            <text:p>20010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10100" calcext:value-type="float">
            <text:p>2101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0121" calcext:value-type="float">
            <text:p>10012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0122" calcext:value-type="float">
            <text:p>10012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0102" calcext:value-type="float">
            <text:p>21010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20101" calcext:value-type="float">
            <text:p>22010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12101" calcext:value-type="float">
            <text:p>11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22101" calcext:value-type="float">
            <text:p>12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0120" calcext:value-type="float">
            <text:p>21012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0121" calcext:value-type="float">
            <text:p>21012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0122" calcext:value-type="float">
            <text:p>21012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2101" calcext:value-type="float">
            <text:p>21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22101" calcext:value-type="float">
            <text:p>2221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0010" calcext:value-type="float">
            <text:p>20001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0010" calcext:value-type="float">
            <text:p>12001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012" calcext:value-type="float">
            <text:p>2000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1002" calcext:value-type="float">
            <text:p>20100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2010" calcext:value-type="float">
            <text:p>10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2010" calcext:value-type="float">
            <text:p>11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0012" calcext:value-type="float">
            <text:p>1200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1002" calcext:value-type="float">
            <text:p>1210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2010" calcext:value-type="float">
            <text:p>12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020" calcext:value-type="float">
            <text:p>2010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021" calcext:value-type="float">
            <text:p>20102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022" calcext:value-type="float">
            <text:p>20102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2010" calcext:value-type="float">
            <text:p>20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2010" calcext:value-type="float">
            <text:p>21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20012" calcext:value-type="float">
            <text:p>2200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21002" calcext:value-type="float">
            <text:p>2210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22010" calcext:value-type="float">
            <text:p>2220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0002" calcext:value-type="float">
            <text:p>10000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0100" calcext:value-type="float">
            <text:p>2001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020" calcext:value-type="float">
            <text:p>1000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021" calcext:value-type="float">
            <text:p>1000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022" calcext:value-type="float">
            <text:p>1000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0100" calcext:value-type="float">
            <text:p>120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102" calcext:value-type="float">
            <text:p>20010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0001" calcext:value-type="float">
            <text:p>22000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0100" calcext:value-type="float">
            <text:p>2201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00" calcext:value-type="float">
            <text:p>1002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01" calcext:value-type="float">
            <text:p>1002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02" calcext:value-type="float">
            <text:p>1002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10" calcext:value-type="float">
            <text:p>1002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11" calcext:value-type="float">
            <text:p>10021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12" calcext:value-type="float">
            <text:p>1002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20" calcext:value-type="float">
            <text:p>1002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21" calcext:value-type="float">
            <text:p>10022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222" calcext:value-type="float">
            <text:p>1002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2001" calcext:value-type="float">
            <text:p>11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0102" calcext:value-type="float">
            <text:p>1201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2001" calcext:value-type="float">
            <text:p>12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22100" calcext:value-type="float">
            <text:p>12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0120" calcext:value-type="float">
            <text:p>2001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0121" calcext:value-type="float">
            <text:p>20012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0122" calcext:value-type="float">
            <text:p>2001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2001" calcext:value-type="float">
            <text:p>20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2100" calcext:value-type="float">
            <text:p>20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0020" calcext:value-type="float">
            <text:p>2100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0021" calcext:value-type="float">
            <text:p>21002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0022" calcext:value-type="float">
            <text:p>2100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2001" calcext:value-type="float">
            <text:p>21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2100" calcext:value-type="float">
            <text:p>21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20102" calcext:value-type="float">
            <text:p>2201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22001" calcext:value-type="float">
            <text:p>2220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22100" calcext:value-type="float">
            <text:p>2221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20002" calcext:value-type="float">
            <text:p>1200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20" calcext:value-type="float">
            <text:p>200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21" calcext:value-type="float">
            <text:p>2000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22" calcext:value-type="float">
            <text:p>2000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0002" calcext:value-type="float">
            <text:p>2200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2" calcext:value-type="float">
            <text:p>1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2" calcext:value-type="float">
            <text:p>1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0" calcext:value-type="float">
            <text:p>2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02" calcext:value-type="float">
            <text:p>1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12" calcext:value-type="float">
            <text:p>10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1" calcext:value-type="float">
            <text:p>10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2" calcext:value-type="float">
            <text:p>10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02" calcext:value-type="float">
            <text:p>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12" calcext:value-type="float">
            <text:p>10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20" calcext:value-type="float">
            <text:p>10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21" calcext:value-type="float">
            <text:p>10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22" calcext:value-type="float">
            <text:p>10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00" calcext:value-type="float">
            <text:p>10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02" calcext:value-type="float">
            <text:p>10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10" calcext:value-type="float">
            <text:p>10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11" calcext:value-type="float">
            <text:p>10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12" calcext:value-type="float">
            <text:p>10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20" calcext:value-type="float">
            <text:p>10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21" calcext:value-type="float">
            <text:p>10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22" calcext:value-type="float">
            <text:p>10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02" calcext:value-type="float">
            <text:p>1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2" calcext:value-type="float">
            <text:p>1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20" calcext:value-type="float">
            <text:p>11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21" calcext:value-type="float">
            <text:p>11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22" calcext:value-type="float">
            <text:p>11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02" calcext:value-type="float">
            <text:p>11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12" calcext:value-type="float">
            <text:p>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20" calcext:value-type="float">
            <text:p>11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21" calcext:value-type="float">
            <text:p>11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22" calcext:value-type="float">
            <text:p>11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00" calcext:value-type="float">
            <text:p>11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02" calcext:value-type="float">
            <text:p>11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10" calcext:value-type="float">
            <text:p>11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11" calcext:value-type="float">
            <text:p>11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12" calcext:value-type="float">
            <text:p>11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20" calcext:value-type="float">
            <text:p>11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21" calcext:value-type="float">
            <text:p>11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22" calcext:value-type="float">
            <text:p>11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20" calcext:value-type="float">
            <text:p>12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21" calcext:value-type="float">
            <text:p>12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22" calcext:value-type="float">
            <text:p>12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20" calcext:value-type="float">
            <text:p>12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21" calcext:value-type="float">
            <text:p>1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22" calcext:value-type="float">
            <text:p>12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00" calcext:value-type="float">
            <text:p>12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02" calcext:value-type="float">
            <text:p>12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10" calcext:value-type="float">
            <text:p>12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11" calcext:value-type="float">
            <text:p>12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12" calcext:value-type="float">
            <text:p>12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20" calcext:value-type="float">
            <text:p>12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21" calcext:value-type="float">
            <text:p>12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22" calcext:value-type="float">
            <text:p>12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20" calcext:value-type="float">
            <text:p>12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21" calcext:value-type="float">
            <text:p>12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22" calcext:value-type="float">
            <text:p>12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20" calcext:value-type="float">
            <text:p>12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21" calcext:value-type="float">
            <text:p>12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22" calcext:value-type="float">
            <text:p>12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00" calcext:value-type="float">
            <text:p>12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01" calcext:value-type="float">
            <text:p>1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02" calcext:value-type="float">
            <text:p>12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1" calcext:value-type="float">
            <text:p>12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2" calcext:value-type="float">
            <text:p>12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0" calcext:value-type="float">
            <text:p>12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1" calcext:value-type="float">
            <text:p>1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2" calcext:value-type="float">
            <text:p>12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02" calcext:value-type="float">
            <text:p>12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12" calcext:value-type="float">
            <text:p>12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0" calcext:value-type="float">
            <text:p>12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1" calcext:value-type="float">
            <text:p>12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2" calcext:value-type="float">
            <text:p>1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02" calcext:value-type="float">
            <text:p>12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0" calcext:value-type="float">
            <text:p>1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1" calcext:value-type="float">
            <text:p>12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2" calcext:value-type="float">
            <text:p>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0" calcext:value-type="float">
            <text:p>12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1" calcext:value-type="float">
            <text:p>12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2" calcext:value-type="float">
            <text:p>12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0" calcext:value-type="float">
            <text:p>12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1" calcext:value-type="float">
            <text:p>12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2" calcext:value-type="float">
            <text:p>12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0" calcext:value-type="float">
            <text:p>12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1" calcext:value-type="float">
            <text:p>12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2" calcext:value-type="float">
            <text:p>1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0" calcext:value-type="float">
            <text:p>20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1" calcext:value-type="float">
            <text:p>20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2" calcext:value-type="float">
            <text:p>20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1" calcext:value-type="float">
            <text:p>20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0" calcext:value-type="float">
            <text:p>20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1" calcext:value-type="float">
            <text:p>20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0" calcext:value-type="float">
            <text:p>20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1" calcext:value-type="float">
            <text:p>20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1" calcext:value-type="float">
            <text:p>20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2" calcext:value-type="float">
            <text:p>20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0" calcext:value-type="float">
            <text:p>20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1" calcext:value-type="float">
            <text:p>20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2" calcext:value-type="float">
            <text:p>20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2" calcext:value-type="float">
            <text:p>2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12" calcext:value-type="float">
            <text:p>20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20" calcext:value-type="float">
            <text:p>20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21" calcext:value-type="float">
            <text:p>20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22" calcext:value-type="float">
            <text:p>20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2" calcext:value-type="float">
            <text:p>2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2" calcext:value-type="float">
            <text:p>20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0" calcext:value-type="float">
            <text:p>20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1" calcext:value-type="float">
            <text:p>20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2" calcext:value-type="float">
            <text:p>20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0" calcext:value-type="float">
            <text:p>20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1" calcext:value-type="float">
            <text:p>20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2" calcext:value-type="float">
            <text:p>20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0" calcext:value-type="float">
            <text:p>20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1" calcext:value-type="float">
            <text:p>20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2" calcext:value-type="float">
            <text:p>20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0" calcext:value-type="float">
            <text:p>20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1" calcext:value-type="float">
            <text:p>20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2" calcext:value-type="float">
            <text:p>20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00" calcext:value-type="float">
            <text:p>21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01" calcext:value-type="float">
            <text:p>21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10" calcext:value-type="float">
            <text:p>21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11" calcext:value-type="float">
            <text:p>21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12" calcext:value-type="float">
            <text:p>21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20" calcext:value-type="float">
            <text:p>21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21" calcext:value-type="float">
            <text:p>21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22" calcext:value-type="float">
            <text:p>21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00" calcext:value-type="float">
            <text:p>21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01" calcext:value-type="float">
            <text:p>21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02" calcext:value-type="float">
            <text:p>21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10" calcext:value-type="float">
            <text:p>21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11" calcext:value-type="float">
            <text:p>21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12" calcext:value-type="float">
            <text:p>21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20" calcext:value-type="float">
            <text:p>21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21" calcext:value-type="float">
            <text:p>21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22" calcext:value-type="float">
            <text:p>21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02" calcext:value-type="float">
            <text:p>2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12" calcext:value-type="float">
            <text:p>2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20" calcext:value-type="float">
            <text:p>21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21" calcext:value-type="float">
            <text:p>21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22" calcext:value-type="float">
            <text:p>21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02" calcext:value-type="float">
            <text:p>21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12" calcext:value-type="float">
            <text:p>2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20" calcext:value-type="float">
            <text:p>21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21" calcext:value-type="float">
            <text:p>21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22" calcext:value-type="float">
            <text:p>21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00" calcext:value-type="float">
            <text:p>21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01" calcext:value-type="float">
            <text:p>2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02" calcext:value-type="float">
            <text:p>21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11" calcext:value-type="float">
            <text:p>21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12" calcext:value-type="float">
            <text:p>21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20" calcext:value-type="float">
            <text:p>21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21" calcext:value-type="float">
            <text:p>22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22" calcext:value-type="float">
            <text:p>22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20" calcext:value-type="float">
            <text:p>220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21" calcext:value-type="float">
            <text:p>2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22" calcext:value-type="float">
            <text:p>22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00" calcext:value-type="float">
            <text:p>22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01" calcext:value-type="float">
            <text:p>22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02" calcext:value-type="float">
            <text:p>22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11" calcext:value-type="float">
            <text:p>22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12" calcext:value-type="float">
            <text:p>22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20" calcext:value-type="float">
            <text:p>220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21" calcext:value-type="float">
            <text:p>22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22" calcext:value-type="float">
            <text:p>22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20" calcext:value-type="float">
            <text:p>22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21" calcext:value-type="float">
            <text:p>22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22" calcext:value-type="float">
            <text:p>22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20" calcext:value-type="float">
            <text:p>22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21" calcext:value-type="float">
            <text:p>22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22" calcext:value-type="float">
            <text:p>22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00" calcext:value-type="float">
            <text:p>22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01" calcext:value-type="float">
            <text:p>2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02" calcext:value-type="float">
            <text:p>22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10" calcext:value-type="float">
            <text:p>22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11" calcext:value-type="float">
            <text:p>22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12" calcext:value-type="float">
            <text:p>22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20" calcext:value-type="float">
            <text:p>22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21" calcext:value-type="float">
            <text:p>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22" calcext:value-type="float">
            <text:p>22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02" calcext:value-type="float">
            <text:p>22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12" calcext:value-type="float">
            <text:p>22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20" calcext:value-type="float">
            <text:p>22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21" calcext:value-type="float">
            <text:p>22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22" calcext:value-type="float">
            <text:p>2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02" calcext:value-type="float">
            <text:p>22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12" calcext:value-type="float">
            <text:p>22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20" calcext:value-type="float">
            <text:p>22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21" calcext:value-type="float">
            <text:p>22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22" calcext:value-type="float">
            <text:p>2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00" calcext:value-type="float">
            <text:p>22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01" calcext:value-type="float">
            <text:p>22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02" calcext:value-type="float">
            <text:p>22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10" calcext:value-type="float">
            <text:p>22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11" calcext:value-type="float">
            <text:p>22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12" calcext:value-type="float">
            <text:p>22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20" calcext:value-type="float">
            <text:p>22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21" calcext:value-type="float">
            <text:p>22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22" calcext:value-type="float">
            <text:p>2222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7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45:49.145417097</meta:creation-date>
    <dc:date>2022-10-11T20:06:29.707518003</dc:date>
    <meta:editing-duration>PT2H29M10S</meta:editing-duration>
    <meta:editing-cycles>3</meta:editing-cycles>
    <meta:generator>LibreOffice/7.4.1.2$Linux_X86_64 LibreOffice_project/40$Build-2</meta:generator>
    <meta:document-statistic meta:table-count="1" meta:cell-count="1458" meta:object-count="0"/>
  </office:meta>
</office:document-meta>
</file>